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Verdana1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318cm" fo:text-align="justify" style:justify-single-word="false" fo:orphans="2" fo:widows="2"/>
      <style:text-properties fo:font-variant="normal" fo:text-transform="none" fo:color="#000000" style:font-name="Verdana1" fo:font-size="8pt" fo:letter-spacing="normal" fo:font-style="normal" fo:font-weight="normal"/>
    </style:style>
    <style:style style:name="P2" style:family="paragraph" style:parent-style-name="Text_20_body">
      <style:paragraph-properties fo:margin-left="0cm" fo:margin-right="0cm" style:line-height-at-least="0.318cm" fo:text-align="justify" style:justify-single-word="false" fo:orphans="2" fo:widows="2" fo:text-indent="0cm" style:auto-text-indent="false"/>
      <style:text-properties fo:font-variant="normal" fo:text-transform="none" fo:color="#000000" style:font-name="Verdana1" fo:font-size="8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cas de ergonometria para o vídeo:</text:p>
      <text:p text:style-name="Standard"/>
      <text:p text:style-name="P2">1. Ao usar o computador por várias horas seguidas, preste atenção à tensão, desconforto e dores que podem aparecer e tome medidas imediatas para eliminá-las.</text:p>
      <text:p text:style-name="P1">2. Levante-se com freqüência, e caminhe por alguns minutos para relaxar e alongar-se. Isso deve ser feito pelo menos de hora em hora.</text:p>
      <text:p text:style-name="P1">3. Preste atenção na sua postura durante o trabalho, procurando manter-se ereto.</text:p>
      <text:p text:style-name="P1">4. Ajuste sua cadeira de forma que suas costas estejam firmemente apoiadas no encosto e seus pés totalmente apoiados no chão. O apoio dos braços também é muito importante, para evitar esforço nos cotovelos e ombros.</text:p>
      <text:p text:style-name="P1">5. Posicione o monitor de forma que sua borda superior esteja na altura de seus olhos e diretamente à frente de você. Se você usa óculos multifocais, incline o monitor levemente, para manter sua posição ereta, sem perder o foco de visão.</text:p>
      <text:p text:style-name="P1">6. O teclado deve estar na altura de seus cotovelos, assim como o mouse. Avalie com cuidado os apoios para pulso existentes no mercado. Podem não se adaptar às suas características ergonômicas, principalmente se considerarmos que são áreas muito sensíveis de nosso corpo.</text:p>
      <text:p text:style-name="P1">7. Se desejar, experimente outros tipos de teclado e de mouse (inclusive os chamados trackball). Há diversos modelos disponíveis, com diferentes características.</text:p>
      <text:p text:style-name="P1">8. O estresse do trabalho também pode provocar dores semelhantes. É importante identificar as reais causas de seu desconforto.</text:p>
      <text:p text:style-name="P1">9. A tabela a seguir define medidas básicas de postura, que podem ser usadas como referência para avaliar sua estação de trabalho. Considere, nos valores abaixo, a altura adicional dos saltos dos sapatos. Todas as dimensões foram arredondadas e servem somente como referência básica. Os valores apresentados na tabela foram baseados em Pesquisa Antropomórfica realizada pelo Exército dos EUA em 1988.</text:p>
      <text:p text:style-name="P1">10. De qualquer forma, sempre que sintomas sejam percebidos, procure um médico especialista ou consulte a área de saúde de sua empresa. Quanto mais cedo for feito o diagnóstico do problema, mais fácil de ser corrigido.</text:p>
      <text:p text:style-name="Standard"><text:a xlink:type="simple" xlink:href="http://www.quadravirtual.com.br/notasOutros3.htm">http://www.quadravirtual.com.br/notasOutros3.htm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Verdana1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1T10:38:55.14</meta:creation-date>
    <meta:document-statistic meta:table-count="0" meta:image-count="0" meta:object-count="0" meta:page-count="1" meta:paragraph-count="12" meta:word-count="326" meta:character-count="2082"/>
    <dc:date>2009-09-11T10:41:16.37</dc:date>
    <meta:editing-duration>PT00H02M21S</meta:editing-duration>
    <meta:editing-cycles>1</meta:editing-cycles>
    <meta:generator>OpenOffice.org/3.0$Win32 OpenOffice.org_project/300m15$Build-9379</meta:generator>
  </office:meta>
</office:document-meta>
</file>